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358b545010" style:family="table" style:master-page-name="ta-mp-0x7f358b545010">
      <style:table-properties table:display="true" style:writing-mode="lr-tb"/>
    </style:style>
    <style:style style:name="ta-0x7f358b545200" style:family="table" style:master-page-name="ta-mp-0x7f358b545200">
      <style:table-properties table:display="true" style:writing-mode="lr-tb"/>
    </style:style>
    <style:style style:name="ta-0x7f358b5453f0" style:family="table" style:master-page-name="ta-mp-0x7f358b5453f0">
      <style:table-properties table:display="true" style:writing-mode="lr-tb"/>
    </style:style>
    <style:style style:name="ta-0x7f358b5455e0" style:family="table" style:master-page-name="ta-mp-0x7f358b5455e0">
      <style:table-properties table:display="true" style:writing-mode="lr-tb"/>
    </style:style>
    <style:style style:name="ta-0x7f358b5457d0" style:family="table" style:master-page-name="ta-mp-0x7f358b5457d0">
      <style:table-properties table:display="true" style:writing-mode="lr-tb"/>
    </style:style>
    <style:style style:name="ta-0x7f358b5459c0" style:family="table" style:master-page-name="ta-mp-0x7f358b545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358b5228b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29e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2b0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2c3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2d5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8b522e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27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56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8b5230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188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19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2f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561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8b5231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35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38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33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36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3a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3c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1d2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1c0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3b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56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8b523d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41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44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3e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42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45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47f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241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163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46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563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8b5249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4c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50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4a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4db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51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973d7f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1ad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22f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973d7e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564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973d80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973d84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973d87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973d82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973d85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973d89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973d8b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20a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2254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973d8a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8b5565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5973d8c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973d90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973d93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973d8d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973d91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5973d94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14.00pt" style:use-optimal-column-width="fals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358b525c1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358b5d583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358b5db01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358b5dc8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358b545010" table:print="false">
        <office:forms form:automatic-focus="false" form:apply-design-mode="false">
          <form:form/>
        </office:forms>
        <table:table-column table:default-cell-style-name="ACE-0x7f358b522790" table:style-name="ACOL-1"/>
        <table:table-column table:style-name="ACOL-0" table:number-columns-repeated="127"/>
        <table:table-row table:style-name="AROW-0">
          <table:table-cell table:style-name="ACE-0x7f358b5228b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358b5229e0" table:content-validation-name="VAL-0x7f358b525c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358b522b08" table:content-validation-name="VAL-0x7f358b5d583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358b522c30" table:content-validation-name="VAL-0x7f358b5db010" office:value-type="string">
            <text:p>verifyCategoryPopUpButtons</text:p>
          </table:table-cell>
          <table:table-cell table:number-columns-repeated="127" table:style-name="Gnumeric-default"/>
        </table:table-row>
        <table:table-row table:style-name="AROW-0">
          <table:table-cell table:style-name="ACE-0x7f358b522d5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358b522e80" table:content-validation-name="VAL-0x7f358b5dc8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358b545200" table:print="false">
        <office:forms form:automatic-focus="false" form:apply-design-mode="false">
          <form:form/>
        </office:forms>
        <table:table-column table:default-cell-style-name="ACE-0x7f358b522fa8" table:style-name="ACOL-3"/>
        <table:table-column table:default-cell-style-name="ACE-0x7f358b522fa8" table:style-name="ACOL-4"/>
        <table:table-column table:default-cell-style-name="ACE-0x7f358b522fa8" table:style-name="ACOL-5"/>
        <table:table-column table:default-cell-style-name="ACE-0x7f358b522fa8" table:style-name="ACOL-6"/>
        <table:table-column table:default-cell-style-name="ACE-0x7f358b522fa8" table:style-name="ACOL-7" table:number-columns-repeated="2"/>
        <table:table-column table:default-cell-style-name="ACE-0x7f358b522fa8" table:style-name="ACOL-8"/>
        <table:table-column table:default-cell-style-name="ACE-0x7f358b522fa8" table:style-name="ACOL-9"/>
        <table:table-column table:default-cell-style-name="ACE-0x7f358b556140" table:style-name="ACOL-0" table:number-columns-repeated="120"/>
        <table:table-row table:style-name="AROW-0">
          <table:table-cell table:style-name="ACE-0x7f358b5230d0" office:value-type="string">
            <text:p>User Name</text:p>
          </table:table-cell>
          <table:table-cell table:style-name="ACE-0x7f358b5231f8" office:value-type="string">
            <text:p>Password</text:p>
          </table:table-cell>
          <table:table-cell table:style-name="ACE-0x7f358b523320" office:value-type="string">
            <text:p>SearchTextName</text:p>
          </table:table-cell>
          <table:table-cell table:number-columns-repeated="5" table:style-name="ACE-0x7f358b522fa8"/>
          <table:table-cell table:number-columns-repeated="120" table:style-name="ACE-0x7f358b556140"/>
        </table:table-row>
        <table:table-row table:style-name="AROW-0">
          <table:table-cell table:style-name="ACE-0x7f358b521888" office:value-type="string">
            <text:p>testshopclue@sc.com</text:p>
          </table:table-cell>
          <table:table-cell table:style-name="ACE-0x7f358b523570" office:value-type="float" office:value="123456">
            <text:p>123456</text:p>
          </table:table-cell>
          <table:table-cell table:style-name="ACE-0x7f358b523698" office:value-type="string">
            <text:p>Shirt</text:p>
          </table:table-cell>
          <table:table-cell table:number-columns-repeated="5" table:style-name="ACE-0x7f358b522fa8"/>
          <table:table-cell table:number-columns-repeated="120" table:style-name="ACE-0x7f358b556140"/>
        </table:table-row>
        <table:table-row table:style-name="AROW-0">
          <table:table-cell table:style-name="ACE-0x7f358b5219b0" office:value-type="string">
            <text:p>testshopclue@sc.com</text:p>
          </table:table-cell>
          <table:table-cell table:style-name="ACE-0x7f358b5238e8" office:value-type="float" office:value="123456">
            <text:p>123456</text:p>
          </table:table-cell>
          <table:table-cell table:style-name="ACE-0x7f358b523a10"/>
          <table:table-cell table:number-columns-repeated="5" table:style-name="ACE-0x7f358b522fa8"/>
          <table:table-cell table:number-columns-repeated="120" table:style-name="ACE-0x7f358b55614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358b55614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358b5453f0" table:print="false">
        <office:forms form:automatic-focus="false" form:apply-design-mode="false">
          <form:form/>
        </office:forms>
        <table:table-column table:default-cell-style-name="ACE-0x7f358b523b38" table:style-name="ACOL-3"/>
        <table:table-column table:default-cell-style-name="ACE-0x7f358b523b38" table:style-name="ACOL-4"/>
        <table:table-column table:default-cell-style-name="ACE-0x7f358b523b38" table:style-name="ACOL-5"/>
        <table:table-column table:default-cell-style-name="ACE-0x7f358b523b38" table:style-name="ACOL-6"/>
        <table:table-column table:default-cell-style-name="ACE-0x7f358b523b38" table:style-name="ACOL-7" table:number-columns-repeated="2"/>
        <table:table-column table:default-cell-style-name="ACE-0x7f358b523b38" table:style-name="ACOL-8"/>
        <table:table-column table:default-cell-style-name="ACE-0x7f358b523b38" table:style-name="ACOL-9"/>
        <table:table-column table:default-cell-style-name="ACE-0x7f358b556268" table:style-name="ACOL-0" table:number-columns-repeated="120"/>
        <table:table-row table:style-name="AROW-0">
          <table:table-cell table:style-name="ACE-0x7f358b523c60" office:value-type="string">
            <text:p>User Name</text:p>
          </table:table-cell>
          <table:table-cell table:style-name="ACE-0x7f358b523d88" office:value-type="string">
            <text:p>Password</text:p>
          </table:table-cell>
          <table:table-cell table:style-name="ACE-0x7f358b523eb0" office:value-type="string">
            <text:p>SearchTextName</text:p>
          </table:table-cell>
          <table:table-cell table:number-columns-repeated="5" table:style-name="ACE-0x7f358b523b38"/>
          <table:table-cell table:number-columns-repeated="120" table:style-name="ACE-0x7f358b556268"/>
        </table:table-row>
        <table:table-row table:style-name="AROW-0">
          <table:table-cell table:style-name="ACE-0x7f358b521d28" office:value-type="string">
            <text:p>testshopclue@sc.com</text:p>
          </table:table-cell>
          <table:table-cell table:style-name="ACE-0x7f358b524100" office:value-type="float" office:value="123456">
            <text:p>123456</text:p>
          </table:table-cell>
          <table:table-cell table:style-name="ACE-0x7f358b524228" office:value-type="string">
            <text:p>Shirt</text:p>
          </table:table-cell>
          <table:table-cell table:number-columns-repeated="5" table:style-name="ACE-0x7f358b523b38"/>
          <table:table-cell table:number-columns-repeated="120" table:style-name="ACE-0x7f358b556268"/>
        </table:table-row>
        <table:table-row table:style-name="AROW-0">
          <table:table-cell table:style-name="ACE-0x7f358b521c00" office:value-type="string">
            <text:p>testshopclue@sc.com</text:p>
          </table:table-cell>
          <table:table-cell table:style-name="ACE-0x7f358b524478" office:value-type="float" office:value="123456">
            <text:p>123456</text:p>
          </table:table-cell>
          <table:table-cell table:style-name="ACE-0x7f358b5245a0"/>
          <table:table-cell table:number-columns-repeated="5" table:style-name="ACE-0x7f358b523b38"/>
          <table:table-cell table:number-columns-repeated="120" table:style-name="ACE-0x7f358b55626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358b55626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358b5455e0" table:print="false">
        <office:forms form:automatic-focus="false" form:apply-design-mode="false">
          <form:form/>
        </office:forms>
        <table:table-column table:default-cell-style-name="ACE-0x7f358b5246c8" table:style-name="ACOL-3"/>
        <table:table-column table:default-cell-style-name="ACE-0x7f358b5246c8" table:style-name="ACOL-4"/>
        <table:table-column table:default-cell-style-name="ACE-0x7f358b5246c8" table:style-name="ACOL-5"/>
        <table:table-column table:default-cell-style-name="ACE-0x7f358b5246c8" table:style-name="ACOL-6"/>
        <table:table-column table:default-cell-style-name="ACE-0x7f358b5246c8" table:style-name="ACOL-7" table:number-columns-repeated="2"/>
        <table:table-column table:default-cell-style-name="ACE-0x7f358b5246c8" table:style-name="ACOL-8"/>
        <table:table-column table:default-cell-style-name="ACE-0x7f358b5246c8" table:style-name="ACOL-9"/>
        <table:table-column table:default-cell-style-name="ACE-0x7f358b556390" table:style-name="ACOL-0" table:number-columns-repeated="120"/>
        <table:table-row table:style-name="AROW-0">
          <table:table-cell table:style-name="ACE-0x7f358b5247f0" office:value-type="string">
            <text:p>User Name</text:p>
          </table:table-cell>
          <table:table-cell table:style-name="ACE-0x7f358b524918" office:value-type="string">
            <text:p>Password</text:p>
          </table:table-cell>
          <table:table-cell table:style-name="ACE-0x7f358b524a40" office:value-type="string">
            <text:p>SearchTextName</text:p>
          </table:table-cell>
          <table:table-cell table:number-columns-repeated="5" table:style-name="ACE-0x7f358b5246c8"/>
          <table:table-cell table:number-columns-repeated="120" table:style-name="ACE-0x7f358b556390"/>
        </table:table-row>
        <table:table-row table:style-name="AROW-0">
          <table:table-cell table:style-name="ACE-0x7f358b522418" office:value-type="string">
            <text:p>testshopclue@sc.com</text:p>
          </table:table-cell>
          <table:table-cell table:style-name="ACE-0x7f358b524c90" office:value-type="float" office:value="123456">
            <text:p>123456</text:p>
          </table:table-cell>
          <table:table-cell table:style-name="ACE-0x7f358b524db8" office:value-type="string">
            <text:p>Shirt</text:p>
          </table:table-cell>
          <table:table-cell table:number-columns-repeated="5" table:style-name="ACE-0x7f358b5246c8"/>
          <table:table-cell table:number-columns-repeated="120" table:style-name="ACE-0x7f358b556390"/>
        </table:table-row>
        <table:table-row table:style-name="AROW-0">
          <table:table-cell table:style-name="ACE-0x7f358b521638" office:value-type="string">
            <text:p>testshopclue@sc.com</text:p>
          </table:table-cell>
          <table:table-cell table:style-name="ACE-0x7f358b525008" office:value-type="float" office:value="123456">
            <text:p>123456</text:p>
          </table:table-cell>
          <table:table-cell table:style-name="ACE-0x7f358b525130"/>
          <table:table-cell table:number-columns-repeated="5" table:style-name="ACE-0x7f358b5246c8"/>
          <table:table-cell table:number-columns-repeated="120" table:style-name="ACE-0x7f358b55639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358b55639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358b5457d0" table:print="false">
        <office:forms form:automatic-focus="false" form:apply-design-mode="false">
          <form:form/>
        </office:forms>
        <table:table-column table:default-cell-style-name="ACE-0x7f35973d7ea8" table:style-name="ACOL-3"/>
        <table:table-column table:default-cell-style-name="ACE-0x7f35973d7ea8" table:style-name="ACOL-4"/>
        <table:table-column table:default-cell-style-name="ACE-0x7f35973d7ea8" table:style-name="ACOL-5"/>
        <table:table-column table:default-cell-style-name="ACE-0x7f35973d7ea8" table:style-name="ACOL-6"/>
        <table:table-column table:default-cell-style-name="ACE-0x7f35973d7ea8" table:style-name="ACOL-7" table:number-columns-repeated="2"/>
        <table:table-column table:default-cell-style-name="ACE-0x7f35973d7ea8" table:style-name="ACOL-8"/>
        <table:table-column table:default-cell-style-name="ACE-0x7f35973d7ea8" table:style-name="ACOL-9"/>
        <table:table-column table:default-cell-style-name="ACE-0x7f358b5564b8" table:style-name="ACOL-0" table:number-columns-repeated="120"/>
        <table:table-row table:style-name="AROW-0">
          <table:table-cell table:style-name="ACE-0x7f35973d7fd0" office:value-type="string">
            <text:p>User Name</text:p>
          </table:table-cell>
          <table:table-cell table:style-name="ACE-0x7f35973d80f8" office:value-type="string">
            <text:p>Password</text:p>
          </table:table-cell>
          <table:table-cell table:style-name="ACE-0x7f35973d8220" office:value-type="string">
            <text:p>SearchTextName</text:p>
          </table:table-cell>
          <table:table-cell table:number-columns-repeated="5" table:style-name="ACE-0x7f35973d7ea8"/>
          <table:table-cell table:number-columns-repeated="120" table:style-name="ACE-0x7f358b5564b8"/>
        </table:table-row>
        <table:table-row table:style-name="AROW-0">
          <table:table-cell table:style-name="ACE-0x7f358b521ad8" office:value-type="string">
            <text:p>testshopclue@sc.com</text:p>
          </table:table-cell>
          <table:table-cell table:style-name="ACE-0x7f35973d8470" office:value-type="float" office:value="123456">
            <text:p>123456</text:p>
          </table:table-cell>
          <table:table-cell table:style-name="ACE-0x7f35973d8598" office:value-type="string">
            <text:p>Shirt</text:p>
          </table:table-cell>
          <table:table-cell table:number-columns-repeated="5" table:style-name="ACE-0x7f35973d7ea8"/>
          <table:table-cell table:number-columns-repeated="120" table:style-name="ACE-0x7f358b5564b8"/>
        </table:table-row>
        <table:table-row table:style-name="AROW-0">
          <table:table-cell table:style-name="ACE-0x7f358b5222f0" office:value-type="string">
            <text:p>testshopclue@sc.com</text:p>
          </table:table-cell>
          <table:table-cell table:style-name="ACE-0x7f35973d87e8" office:value-type="float" office:value="123456">
            <text:p>123456</text:p>
          </table:table-cell>
          <table:table-cell table:style-name="ACE-0x7f35973d8910"/>
          <table:table-cell table:number-columns-repeated="5" table:style-name="ACE-0x7f35973d7ea8"/>
          <table:table-cell table:number-columns-repeated="120" table:style-name="ACE-0x7f358b5564b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358b5564b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358b5459c0" table:print="false">
        <office:forms form:automatic-focus="false" form:apply-design-mode="false">
          <form:form/>
        </office:forms>
        <table:table-column table:default-cell-style-name="ACE-0x7f35973d8a38" table:style-name="ACOL-3"/>
        <table:table-column table:default-cell-style-name="ACE-0x7f35973d8a38" table:style-name="ACOL-4"/>
        <table:table-column table:default-cell-style-name="ACE-0x7f35973d8a38" table:style-name="ACOL-5"/>
        <table:table-column table:default-cell-style-name="ACE-0x7f35973d8a38" table:style-name="ACOL-6"/>
        <table:table-column table:default-cell-style-name="ACE-0x7f35973d8a38" table:style-name="ACOL-7" table:number-columns-repeated="2"/>
        <table:table-column table:default-cell-style-name="ACE-0x7f35973d8a38" table:style-name="ACOL-8"/>
        <table:table-column table:default-cell-style-name="ACE-0x7f35973d8a38" table:style-name="ACOL-9"/>
        <table:table-column table:default-cell-style-name="ACE-0x7f358b5565e0" table:style-name="ACOL-0" table:number-columns-repeated="120"/>
        <table:table-row table:style-name="AROW-0">
          <table:table-cell table:style-name="ACE-0x7f35973d8b60" office:value-type="string">
            <text:p>User Name</text:p>
          </table:table-cell>
          <table:table-cell table:style-name="ACE-0x7f35973d8c88" office:value-type="string">
            <text:p>Password</text:p>
          </table:table-cell>
          <table:table-cell table:style-name="ACE-0x7f35973d8db0" office:value-type="string">
            <text:p>SearchTextName</text:p>
          </table:table-cell>
          <table:table-cell table:number-columns-repeated="5" table:style-name="ACE-0x7f35973d8a38"/>
          <table:table-cell table:number-columns-repeated="120" table:style-name="ACE-0x7f358b5565e0"/>
        </table:table-row>
        <table:table-row table:style-name="AROW-0">
          <table:table-cell table:style-name="ACE-0x7f358b5220a0" office:value-type="string">
            <text:p>testshopclue@sc.com</text:p>
          </table:table-cell>
          <table:table-cell table:style-name="ACE-0x7f35973d9000" office:value-type="float" office:value="123456">
            <text:p>123456</text:p>
          </table:table-cell>
          <table:table-cell table:style-name="ACE-0x7f35973d9128" office:value-type="string">
            <text:p>Shirt</text:p>
          </table:table-cell>
          <table:table-cell table:number-columns-repeated="5" table:style-name="ACE-0x7f35973d8a38"/>
          <table:table-cell table:number-columns-repeated="120" table:style-name="ACE-0x7f358b5565e0"/>
        </table:table-row>
        <table:table-row table:style-name="AROW-0">
          <table:table-cell table:style-name="ACE-0x7f358b522540" office:value-type="string">
            <text:p>testshopclue@sc.com</text:p>
          </table:table-cell>
          <table:table-cell table:style-name="ACE-0x7f35973d9378" office:value-type="float" office:value="123456">
            <text:p>123456</text:p>
          </table:table-cell>
          <table:table-cell table:style-name="ACE-0x7f35973d94a0"/>
          <table:table-cell table:number-columns-repeated="5" table:style-name="ACE-0x7f35973d8a38"/>
          <table:table-cell table:number-columns-repeated="120" table:style-name="ACE-0x7f358b5565e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358b5565e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358b4f5d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58b56c9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58b2720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58b5177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59426f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59422e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358b545010" style:display-name="TestCase" style:page-layout-name="pl-0x7f358b4f5d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58b545200" style:display-name="AQA1_TestData" style:page-layout-name="pl-0x7f358b56c9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58b5453f0" style:display-name="AQA2_TestData" style:page-layout-name="pl-0x7f358b2720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58b5455e0" style:display-name="AQA3_TestData" style:page-layout-name="pl-0x7f358b5177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58b5457d0" style:display-name="AQA4_TestData" style:page-layout-name="pl-0x7f359426f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58b5459c0" style:display-name="AQA5_TestData" style:page-layout-name="pl-0x7f359422e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6:18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